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25-01-28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23-01-12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22-02-11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20-12-21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20-01-1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9-01-2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7-12-19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7-02-0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5-12-22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4-12-11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4-02-04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3-01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2-01-1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1-01-1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10-01-22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9-01-0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8-01-31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7-01-10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6-01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5-01-25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3472" calcext:value-type="float">
            <text:p>71.2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4-02-0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3-02-11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2-02-1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1-01-1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2000-01-2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9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97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9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39095212601</text:p>
          </table:table-cell>
          <table:table-cell office:value-type="string" calcext:value-type="string">
            <text:p>197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